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Madoka Countdow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Madoka Countdown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madokacountdown&quot;" office:value-type="string" office:string-value="market://details?id=com.luzi82.madokacountdown">
            <text:p>market://details?id=com.luzi82.madokacountdow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s://github.com/luzi82/MadokaCountdown/wiki/&quot;" office:value-type="string" office:string-value="https://github.com/luzi82/MadokaCountdown/wiki/">
            <text:p>https://github.com/luzi82/MadokaCountdown/wiki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Madoka Countdown">
            <text:p>Share Madoka Countdow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cheatsheet_title</text:p>
          </table:table-cell>
          <table:table-cell/>
          <table:table-cell office:value-type="string">
            <text:p>Cheat sheet</text:p>
          </table:table-cell>
          <table:table-cell table:number-columns-repeated="1016"/>
        </table:table-row>
        <table:table-row table:style-name="ro1" table:number-rows-repeated="3"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mainmenu_downloadiconpack_title</text:p>
          </table:table-cell>
          <table:table-cell/>
          <table:table-cell office:value-type="string">
            <text:p>Download ic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ownload_success</text:p>
          </table:table-cell>
          <table:table-cell/>
          <table:table-cell office:value-type="string">
            <text:p>Download success</text:p>
          </table:table-cell>
          <table:table-cell table:number-columns-repeated="1016"/>
        </table:table-row>
        <table:table-row table:style-name="ro1">
          <table:table-cell office:value-type="string">
            <text:p>download_fail</text:p>
          </table:table-cell>
          <table:table-cell/>
          <table:table-cell office:value-type="string">
            <text:p>Download fail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xternal_storage_notexist</text:p>
          </table:table-cell>
          <table:table-cell/>
          <table:table-cell office:value-type="string">
            <text:p>External storage not available</text:p>
          </table:table-cell>
          <table:table-cell table:number-columns-repeated="1016"/>
        </table:table-row>
        <table:table-row table:style-name="ro1" table:number-rows-repeated="6545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12/04/2011</text:date>, <text:time>20:03:2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4-12T20:03:22</dc:date>
    <meta:editing-duration>PT69H36M17S</meta:editing-duration>
    <meta:editing-cycles>163</meta:editing-cycles>
    <meta:generator>OpenOffice.org/3.2$Linux OpenOffice.org_project/320m19$Build-9505</meta:generator>
    <dc:creator>luzi82 </dc:creator>
    <meta:document-statistic meta:table-count="3" meta:cell-count="80" meta:object-count="0"/>
  </office:meta>
</office:document-meta>
</file>